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0556" officeooo:paragraph-rsid="001f0556"/>
    </style:style>
    <style:style style:name="P2" style:family="paragraph" style:parent-style-name="Standard">
      <style:text-properties officeooo:rsid="0021329f" officeooo:paragraph-rsid="0021329f"/>
    </style:style>
    <style:style style:name="P3" style:family="paragraph" style:parent-style-name="Standard" style:list-style-name="L1">
      <style:text-properties fo:font-weight="bold" officeooo:rsid="0021329f" officeooo:paragraph-rsid="0021329f" style:font-weight-asian="bold" style:font-weight-complex="bold"/>
    </style:style>
    <style:style style:name="P4" style:family="paragraph" style:parent-style-name="Standard" style:list-style-name="L1">
      <style:text-properties fo:font-weight="bold" officeooo:rsid="00260233" officeooo:paragraph-rsid="00260233" style:font-weight-asian="bold" style:font-weight-complex="bold"/>
    </style:style>
    <style:style style:name="P5" style:family="paragraph" style:parent-style-name="Standard" style:list-style-name="L1">
      <style:text-properties fo:font-weight="bold" officeooo:rsid="002606ec" officeooo:paragraph-rsid="002606ec" style:font-weight-asian="bold" style:font-weight-complex="bold"/>
    </style:style>
    <style:style style:name="P6" style:family="paragraph" style:parent-style-name="Standard" style:list-style-name="L1">
      <style:text-properties fo:font-weight="bold" officeooo:rsid="0026d6d3" officeooo:paragraph-rsid="0026d6d3" style:font-weight-asian="bold" style:font-weight-complex="bold"/>
    </style:style>
    <style:style style:name="P7" style:family="paragraph" style:parent-style-name="Standard" style:list-style-name="L1">
      <style:text-properties officeooo:paragraph-rsid="0021329f"/>
    </style:style>
    <style:style style:name="P8" style:family="paragraph" style:parent-style-name="Standard" style:list-style-name="L1">
      <style:text-properties fo:font-weight="normal" officeooo:rsid="0021329f" officeooo:paragraph-rsid="0021329f" style:font-weight-asian="normal" style:font-weight-complex="normal"/>
    </style:style>
    <style:style style:name="P9" style:family="paragraph" style:parent-style-name="Standard">
      <style:text-properties fo:font-weight="normal" officeooo:rsid="0021329f" officeooo:paragraph-rsid="0021329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4526b" officeooo:paragraph-rsid="00260233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60233" officeooo:paragraph-rsid="0026023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606ec" officeooo:paragraph-rsid="002606ec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6d6d3" officeooo:paragraph-rsid="0026d6d3" style:font-weight-asian="normal" style:font-weight-complex="normal"/>
    </style:style>
    <style:style style:name="P14" style:family="paragraph" style:parent-style-name="Standard">
      <style:text-properties fo:font-weight="normal" officeooo:rsid="0028ac82" officeooo:paragraph-rsid="0028ac82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8ac82" officeooo:paragraph-rsid="0028ac82" style:font-weight-asian="normal" style:font-weight-complex="normal"/>
    </style:style>
    <style:style style:name="T1" style:family="text">
      <style:text-properties officeooo:rsid="0021329f"/>
    </style:style>
    <style:style style:name="T2" style:family="text">
      <style:text-properties fo:font-weight="bold" officeooo:rsid="0021329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329f" style:font-weight-asian="normal" style:font-weight-complex="normal"/>
    </style:style>
    <style:style style:name="T5" style:family="text">
      <style:text-properties officeooo:rsid="0026023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Saude</text:p>
      <text:p text:style-name="P1"/>
      <text:p text:style-name="P1">Diagrama de ER</text:p>
      <text:p text:style-name="P1"><text:tab/><text:a xlink:type="simple" xlink:href="https://lucid.app/lucidchart/36c8991a-e96e-49ba-9bd0-13ebe5b8ef11/edit?beaconFlowId=1061CF5F4EA4AFC7&amp;invitationId=inv_fed8b0be-7387-443a-b154-1b59a9991245&amp;page=0_0" text:style-name="Internet_20_link" text:visited-style-name="Visited_20_Internet_20_Link">https://lucid.app/lucidchart/36c8991a-e96e-49ba-9bd0-13ebe5b8ef11/edit?beaconFlowId=1061CF5F4EA4AFC7&amp;invitationId=inv_fed8b0be-7387-443a-b154-1b59a9991245&amp;page=0_0</text:a>#</text:p>
      <text:p text:style-name="P1"/>
      <text:p text:style-name="P2">Regras:</text:p>
      <text:list xml:id="list3984563233" text:style-name="L1">
        <text:list-item>
          <text:p text:style-name="P7"><text:span text:style-name="T2">patients</text:span></text:p>
          <text:list>
            <text:list-item>
              <text:p text:style-name="P8">id: UUID, não deve ser passado na hora da requisição;</text:p>
            </text:list-item>
            <text:list-item>
              <text:p text:style-name="P8">cpf: <text:s/>deve conter 11 dígitos e ser único;</text:p>
            </text:list-item>
            <text:list-item>
              <text:p text:style-name="P8">e-mail: deve ser único;</text:p>
            </text:list-item>
            <text:list-item>
              <text:p text:style-name="P8">password: deve conter no mínimo 8 caracteres com no mínimo 1 letra maiúscula, 1 minúscula, 1 caractere especial e 1 número. Deve retornar o hash da senha;</text:p>
            </text:list-item>
            <text:list-item>
              <text:p text:style-name="P8">genre: deve conter as opções “masculino”, “feminino” e “outros”;</text:p>
            </text:list-item>
            <text:list-item>
              <text:p text:style-name="P8">phone: deve conter 12 dígitos e ser único;</text:p>
            </text:list-item>
            <text:list-item>
              <text:p text:style-name="P8">tutor_id: caso o paciente seja menor de idade, obrigatoriamente deve ser passado um tutor na hora de fazer a requisição;</text:p>
            </text:list-item>
            <text:list-item>
              <text:p text:style-name="P7"><text:span text:style-name="T4">caso o paciente seja menor de idade, é obrigatório cadastrar um tutor;</text:span></text:p>
            </text:list-item>
          </text:list>
        </text:list-item>
        <text:list-item>
          <text:p text:style-name="P3">addresses </text:p>
          <text:list>
            <text:list-item>
              <text:p text:style-name="P8">id: UUID, não deve ser passado na hora da requisição;</text:p>
            </text:list-item>
            <text:list-item>
              <text:p text:style-name="P3"><text:span text:style-name="T3">tentar utilizar a api de CEP dos correios;</text:span></text:p>
            </text:list-item>
          </text:list>
        </text:list-item>
        <text:list-item>
          <text:p text:style-name="P3">appointments</text:p>
          <text:list>
            <text:list-item>
              <text:p text:style-name="P8">id: UUID, não deve ser passado na hora da requisição;</text:p>
            </text:list-item>
            <text:list-item>
              <text:p text:style-name="P8">solicitation_date: timestamp com a data e horário que o patients fez a solicitação de</text:p>
              <text:p text:style-name="P8">marcação da consulta;</text:p>
            </text:list-item>
            <text:list-item>
              <text:p text:style-name="P8">appointment_date: data da execução da consulta;</text:p>
            </text:list-item>
            <text:list-item>
              <text:p text:style-name="P8">appointment_date_type: tipo de consulta (presencial/online)*;</text:p>
            </text:list-item>
          </text:list>
        </text:list-item>
        <text:list-item>
          <text:p text:style-name="P4">exams</text:p>
          <text:list>
            <text:list-item>
              <text:p text:style-name="P10"><text:span text:style-name="T5">solicitation_date</text:span>: <text:span text:style-name="T1">timestamp com a data e horário que o </text:span><text:span text:style-name="T5">doctor solicitou o exame;</text:span></text:p>
            </text:list-item>
            <text:list-item>
              <text:p text:style-name="P11">apply_date: data em que o exame foi feito;</text:p>
            </text:list-item>
            <text:list-item>
              <text:p text:style-name="P11">is_done: (false/true)</text:p>
            </text:list-item>
          </text:list>
        </text:list-item>
        <text:list-item>
          <text:p text:style-name="P5">vaccines</text:p>
          <text:list>
            <text:list-item>
              <text:p text:style-name="P12">dose: quantidade de dose (1, 2, 3, 4, 5, Única);</text:p>
            </text:list-item>
          </text:list>
        </text:list-item>
        <text:list-item>
          <text:p text:style-name="P6">medications</text:p>
          <text:list>
            <text:list-item>
              <text:p text:style-name="P13">tratament:</text:p>
            </text:list-item>
          </text:list>
        </text:list-item>
        <text:list-item>
          <text:p text:style-name="P6">diagnostics</text:p>
        </text:list-item>
      </text:list>
      <text:p text:style-name="P9"/>
      <text:p text:style-name="P9"/>
      <text:p text:style-name="P14">Tecnologias</text:p>
      <text:list xml:id="list2361544453" text:style-name="L2">
        <text:list-item>
          <text:p text:style-name="P15">Express</text:p>
        </text:list-item>
        <text:list-item>
          <text:p text:style-name="P15">Node.j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3:30:42.304353686</meta:creation-date>
    <dc:date>2023-02-20T23:01:56.270691964</dc:date>
    <meta:editing-duration>PT8H27M1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233" meta:character-count="1444" meta:non-whitespace-character-count="1271"/>
  </office:meta>
</office:document-meta>
</file>